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Math TeX Gyre" svg:font-family="'DejaVu Math TeX Gyre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6417in" fo:margin-left="-0.0799in" table:align="left" style:writing-mode="lr-tb"/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7785in"/>
    </style:style>
    <style:style style:name="Table1.D" style:family="table-column">
      <style:table-column-properties style:column-width="0.7938in"/>
    </style:style>
    <style:style style:name="Table1.E" style:family="table-column">
      <style:table-column-properties style:column-width="0.8347in"/>
    </style:style>
    <style:style style:name="Table1.F" style:family="table-column">
      <style:table-column-properties style:column-width="0.9653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" style:family="table">
      <style:table-properties style:width="7.5188in" fo:margin-left="-0.0799in" table:align="left" style:writing-mode="lr-tb"/>
    </style:style>
    <style:style style:name="Table37.A" style:family="table-column">
      <style:table-column-properties style:column-width="1.35in"/>
    </style:style>
    <style:style style:name="Table37.B" style:family="table-column">
      <style:table-column-properties style:column-width="3.0861in"/>
    </style:style>
    <style:style style:name="Table37.C" style:family="table-column">
      <style:table-column-properties style:column-width="1.1257in"/>
    </style:style>
    <style:style style:name="Table37.D" style:family="table-column">
      <style:table-column-properties style:column-width="1.9569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7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7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7.6417in" fo:margin-left="-0.0799in" table:align="left" style:writing-mode="lr-tb"/>
    </style:style>
    <style:style style:name="Table2.A" style:family="table-column">
      <style:table-column-properties style:column-width="0.6319in"/>
    </style:style>
    <style:style style:name="Table2.B" style:family="table-column">
      <style:table-column-properties style:column-width="1.4444in"/>
    </style:style>
    <style:style style:name="Table2.C" style:family="table-column">
      <style:table-column-properties style:column-width="0.7785in"/>
    </style:style>
    <style:style style:name="Table2.D" style:family="table-column">
      <style:table-column-properties style:column-width="0.7938in"/>
    </style:style>
    <style:style style:name="Table2.E" style:family="table-column">
      <style:table-column-properties style:column-width="0.8347in"/>
    </style:style>
    <style:style style:name="Table2.F" style:family="table-column">
      <style:table-column-properties style:column-width="0.9653in"/>
    </style:style>
    <style:style style:name="Table2.G" style:family="table-column">
      <style:table-column-properties style:column-width="0.9757in"/>
    </style:style>
    <style:style style:name="Table2.H" style:family="table-column">
      <style:table-column-properties style:column-width="1.2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7.5188in" fo:margin-left="-0.0799in" table:align="left" style:writing-mode="lr-tb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3.0861in"/>
    </style:style>
    <style:style style:name="Table3.C" style:family="table-column">
      <style:table-column-properties style:column-width="1.1257in"/>
    </style:style>
    <style:style style:name="Table3.D" style:family="table-column">
      <style:table-column-properties style:column-width="1.95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570c"/>
    </style:style>
    <style:style style:name="P3" style:family="paragraph" style:parent-style-name="Standard">
      <style:paragraph-properties fo:text-align="center" style:justify-single-word="false"/>
      <style:text-properties officeooo:paragraph-rsid="00104a29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04a29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104a29" style:font-size-asian="12pt" style:font-size-complex="12pt"/>
    </style:style>
    <style:style style:name="P9" style:family="paragraph" style:parent-style-name="Standard">
      <style:text-properties fo:font-size="12pt" officeooo:rsid="000f570c" officeooo:paragraph-rsid="000f570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f570c" officeooo:paragraph-rsid="00104a29" style:font-size-asian="12pt" style:font-size-complex="12pt"/>
    </style:style>
    <style:style style:name="P11" style:family="paragraph" style:parent-style-name="Standard">
      <style:text-properties fo:font-size="12pt" officeooo:rsid="000f570c" officeooo:paragraph-rsid="00104a29" style:font-size-asian="12pt" style:font-size-complex="12pt"/>
    </style:style>
    <style:style style:name="P12" style:family="paragraph" style:parent-style-name="Standard">
      <style:text-properties fo:font-size="12pt" officeooo:paragraph-rsid="000f570c" style:font-size-asian="12pt" style:font-size-complex="12pt"/>
    </style:style>
    <style:style style:name="P13" style:family="paragraph" style:parent-style-name="Standard">
      <style:text-properties fo:font-size="12pt" officeooo:paragraph-rsid="00104a29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paragraph-rsid="00104a29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paragraph-rsid="00104a29" style:font-size-asian="12pt" style:font-weight-asian="bold" style:font-size-complex="12pt"/>
    </style:style>
    <style:style style:name="P17" style:family="paragraph" style:parent-style-name="Standard">
      <style:text-properties fo:font-size="12pt" fo:font-weight="bold" officeooo:paragraph-rsid="00104a29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104a2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f570c" officeooo:paragraph-rsid="00104a29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04a29" officeooo:paragraph-rsid="00104a29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language-asian="zh" style:country-asian="CN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officeooo:paragraph-rsid="00104a29" style:font-size-asian="12pt" style:language-asian="zh" style:country-asian="CN" style:font-size-complex="12p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end" style:justify-single-word="false"/>
      <style:text-properties officeooo:paragraph-rsid="00104a29"/>
    </style:style>
    <style:style style:name="P26" style:family="paragraph" style:parent-style-name="Standard">
      <style:text-properties fo:font-size="10pt" style:text-underline-style="solid" style:text-underline-width="auto" style:text-underline-color="font-color" officeooo:paragraph-rsid="00104a29" style:font-size-asian="10pt" style:font-size-complex="10pt"/>
    </style:style>
    <style:style style:name="P27" style:family="paragraph" style:parent-style-name="Standard">
      <style:text-properties officeooo:paragraph-rsid="000f570c"/>
    </style:style>
    <style:style style:name="P28" style:family="paragraph" style:parent-style-name="Standard">
      <style:paragraph-properties fo:text-align="center" style:justify-single-word="false"/>
      <style:text-properties officeooo:rsid="000f570c" officeooo:paragraph-rsid="00104a29"/>
    </style:style>
    <style:style style:name="P29" style:family="paragraph" style:parent-style-name="Standard">
      <style:text-properties officeooo:paragraph-rsid="00104a29"/>
    </style:style>
    <style:style style:name="P30" style:family="paragraph" style:parent-style-name="Standard">
      <style:paragraph-properties fo:text-align="center" style:justify-single-word="false" fo:break-before="column"/>
      <style:text-properties fo:font-size="12pt" style:font-size-asian="12pt"/>
    </style:style>
    <style:style style:name="P31" style:family="paragraph" style:parent-style-name="Standard">
      <style:paragraph-properties fo:text-align="center" style:justify-single-word="false" fo:break-before="column"/>
      <style:text-properties fo:font-size="12pt" officeooo:paragraph-rsid="00104a29" style:font-size-asian="12pt"/>
    </style:style>
    <style:style style:name="P32" style:family="paragraph" style:parent-style-name="Standard">
      <style:paragraph-properties fo:margin-left="4in" fo:margin-right="0in" fo:text-indent="0.5in" style:auto-text-indent="false"/>
      <style:text-properties fo:font-size="12pt" officeooo:paragraph-rsid="000f570c" style:font-size-asian="12pt" style:font-size-complex="12pt"/>
    </style:style>
    <style:style style:name="P33" style:family="paragraph" style:parent-style-name="Standard">
      <style:paragraph-properties fo:margin-left="4in" fo:margin-right="0in" fo:text-indent="0.5in" style:auto-text-indent="false"/>
      <style:text-properties fo:font-size="12pt" officeooo:paragraph-rsid="00104a29" style:font-size-asian="12pt" style:font-size-complex="12pt"/>
    </style:style>
    <style:style style:name="P34" style:family="paragraph" style:parent-style-name="Standard">
      <style:paragraph-properties fo:margin-left="0.5in" fo:margin-right="0in" fo:text-indent="0.5in" style:auto-text-indent="false"/>
      <style:text-properties fo:font-size="12pt" officeooo:paragraph-rsid="000f570c" style:font-size-asian="12pt" style:font-size-complex="12pt"/>
    </style:style>
    <style:style style:name="P35" style:family="paragraph" style:parent-style-name="Standard">
      <style:paragraph-properties fo:margin-left="0.5in" fo:margin-right="0in" fo:text-indent="0.5in" style:auto-text-indent="false"/>
      <style:text-properties fo:font-size="12pt" officeooo:paragraph-rsid="00104a29" style:font-size-asian="12pt" style:font-size-complex="12pt"/>
    </style:style>
    <style:style style:name="P36" style:family="paragraph" style:parent-style-name="Standard">
      <style:paragraph-properties fo:margin-left="1in" fo:margin-right="0in" fo:text-indent="0.5in" style:auto-text-indent="false"/>
      <style:text-properties fo:font-size="12pt" officeooo:paragraph-rsid="000f570c" style:font-size-asian="12pt" style:font-size-complex="12pt"/>
    </style:style>
    <style:style style:name="P37" style:family="paragraph" style:parent-style-name="Standard">
      <style:paragraph-properties fo:margin-left="1in" fo:margin-right="0in" fo:text-indent="0.5in" style:auto-text-indent="false"/>
      <style:text-properties fo:font-size="12pt" officeooo:paragraph-rsid="00104a29" style:font-size-asian="12pt" style:font-size-complex="12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39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8pt" officeooo:paragraph-rsid="00104a29" style:font-size-asian="8pt"/>
    </style:style>
    <style:style style:name="P40" style:family="paragraph" style:parent-style-name="Standard">
      <style:text-properties fo:font-size="12pt" officeooo:paragraph-rsid="00104a2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officeooo:paragraph-rsid="001600db" style:font-size-asian="12pt" style:font-size-complex="12pt"/>
    </style:style>
    <style:style style:name="P42" style:family="paragraph" style:parent-style-name="Standard">
      <style:text-properties fo:font-size="12pt" officeooo:rsid="000f570c" officeooo:paragraph-rsid="001600db" style:font-size-asian="12pt" style:font-size-complex="12pt"/>
    </style:style>
    <style:style style:name="P43" style:family="paragraph" style:parent-style-name="Standard">
      <style:text-properties fo:font-size="12pt" officeooo:paragraph-rsid="001600d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30175" officeooo:paragraph-rsid="00130175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30175" officeooo:paragraph-rsid="001600d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1600d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600db" officeooo:paragraph-rsid="001600d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2pt" fo:font-weight="bold" officeooo:paragraph-rsid="000f570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2pt" fo:font-weight="bold" officeooo:paragraph-rsid="001600db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paragraph-rsid="001600db" style:font-size-asian="12pt" style:font-weight-asian="bold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fo:font-weight="bold" officeooo:paragraph-rsid="001600db" style:font-size-asian="12pt" style:font-weight-asian="bold"/>
    </style:style>
    <style:style style:name="P52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officeooo:paragraph-rsid="001600db" style:font-size-asian="12pt" style:language-asian="zh" style:country-asian="CN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ize="10pt" officeooo:paragraph-rsid="000f570c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0pt" officeooo:paragraph-rsid="00130175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officeooo:paragraph-rsid="001600db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font-size="10pt" officeooo:rsid="00130175" officeooo:paragraph-rsid="00130175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fo:font-size="10pt" officeooo:rsid="00130175" officeooo:paragraph-rsid="001600db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fo:font-size="10pt" officeooo:rsid="000f570c" officeooo:paragraph-rsid="000f570c" style:font-size-asian="10pt" style:font-size-complex="10pt"/>
    </style:style>
    <style:style style:name="P59" style:family="paragraph" style:parent-style-name="Standard">
      <style:paragraph-properties fo:text-align="center" style:justify-single-word="false"/>
      <style:text-properties fo:font-size="10pt" officeooo:rsid="000f570c" officeooo:paragraph-rsid="001600db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fo:font-size="10pt" officeooo:rsid="0013d8d3" officeooo:paragraph-rsid="0013d8d3" style:font-size-asian="10pt" style:font-size-complex="10pt"/>
    </style:style>
    <style:style style:name="P61" style:family="paragraph" style:parent-style-name="Standard">
      <style:paragraph-properties fo:text-align="center" style:justify-single-word="false"/>
      <style:text-properties fo:font-size="10pt" officeooo:rsid="0013d8d3" officeooo:paragraph-rsid="001600db" style:font-size-asian="10pt" style:font-size-complex="10pt"/>
    </style:style>
    <style:style style:name="P62" style:family="paragraph" style:parent-style-name="Standard">
      <style:paragraph-properties fo:text-align="center" style:justify-single-word="false"/>
      <style:text-properties fo:font-size="10pt" officeooo:rsid="00151415" officeooo:paragraph-rsid="00151415" style:font-size-asian="10pt" style:font-size-complex="10pt"/>
    </style:style>
    <style:style style:name="P63" style:family="paragraph" style:parent-style-name="Standard">
      <style:paragraph-properties fo:text-align="center" style:justify-single-word="false"/>
      <style:text-properties fo:font-size="10pt" officeooo:rsid="00151415" officeooo:paragraph-rsid="001600db" style:font-size-asian="10pt" style:font-size-complex="10pt"/>
    </style:style>
    <style:style style:name="P64" style:family="paragraph" style:parent-style-name="Standard">
      <style:text-properties officeooo:paragraph-rsid="00104a29"/>
    </style:style>
    <style:style style:name="P65" style:family="paragraph" style:parent-style-name="Standard">
      <style:paragraph-properties fo:text-align="end" style:justify-single-word="false"/>
      <style:text-properties officeooo:paragraph-rsid="001600db"/>
    </style:style>
    <style:style style:name="P66" style:family="paragraph" style:parent-style-name="Standard">
      <style:paragraph-properties fo:text-align="center" style:justify-single-word="false"/>
      <style:text-properties officeooo:paragraph-rsid="001600db"/>
    </style:style>
    <style:style style:name="P67" style:family="paragraph" style:parent-style-name="Standard">
      <style:text-properties fo:language="ru" fo:country="RU" officeooo:paragraph-rsid="001600db" style:language-complex="ar" style:country-complex="SA"/>
    </style:style>
    <style:style style:name="P68" style:family="paragraph" style:parent-style-name="Standard">
      <style:text-properties officeooo:paragraph-rsid="001600db"/>
    </style:style>
    <style:style style:name="P69" style:family="paragraph">
      <style:text-properties fo:language="ru" fo:country="RU" style:language-complex="ar" style:country-complex="SA"/>
    </style:style>
    <style:style style:name="P70" style:family="paragraph" style:parent-style-name="Standard">
      <style:paragraph-properties fo:margin-left="0.5in" fo:margin-right="0in" fo:text-indent="0.5in" style:auto-text-indent="false"/>
      <style:text-properties fo:font-size="12pt" officeooo:paragraph-rsid="001600db" style:font-size-asian="12pt" style:font-size-complex="12pt"/>
    </style:style>
    <style:style style:name="P71" style:family="paragraph" style:parent-style-name="Standard">
      <style:paragraph-properties fo:margin-left="4in" fo:margin-right="0in" fo:text-indent="0.5in" style:auto-text-indent="false"/>
      <style:text-properties fo:font-size="12pt" officeooo:paragraph-rsid="001600db" style:font-size-asian="12pt" style:font-size-complex="12pt"/>
    </style:style>
    <style:style style:name="P72" style:family="paragraph" style:parent-style-name="Standard">
      <style:paragraph-properties fo:margin-left="1in" fo:margin-right="0in" fo:text-indent="0.5in" style:auto-text-indent="false"/>
      <style:text-properties fo:font-size="12pt" officeooo:paragraph-rsid="001600db" style:font-size-asian="12pt" style:font-size-complex="12pt"/>
    </style:style>
    <style:style style:name="P73" style:family="paragraph" style:parent-style-name="Heading_20_1">
      <style:text-properties officeooo:paragraph-rsid="001600db"/>
    </style:style>
    <style:style style:name="T1" style:family="text">
      <style:text-properties fo:font-size="12pt" style:font-size-asian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570c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0f570c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130175" style:font-size-asian="12pt" style:font-size-complex="12pt"/>
    </style:style>
    <style:style style:name="T7" style:family="text">
      <style:text-properties fo:font-size="14pt" style:font-size-asian="14pt" style:language-asian="ru" style:country-asian="RU" style:font-size-complex="14pt"/>
    </style:style>
    <style:style style:name="T8" style:family="text">
      <style:text-properties fo:font-size="14pt" officeooo:rsid="000dadd1" style:font-size-asian="14pt" style:language-asian="ru" style:country-asian="RU" style:font-size-complex="14pt"/>
    </style:style>
    <style:style style:name="T9" style:family="text">
      <style:text-properties fo:font-size="14pt" officeooo:rsid="00114fed" style:font-size-asian="14pt" style:language-asian="ru" style:country-asian="RU" style:font-size-complex="14pt"/>
    </style:style>
    <style:style style:name="T10" style:family="text">
      <style:text-properties fo:font-size="14pt" officeooo:rsid="00130175" style:font-size-asian="14pt" style:language-asian="ru" style:country-asian="RU" style:font-size-complex="14pt"/>
    </style:style>
    <style:style style:name="T11" style:family="text">
      <style:text-properties style:language-asian="zh" style:country-asian="CN"/>
    </style:style>
    <style:style style:name="T12" style:family="text">
      <style:text-properties officeooo:rsid="000f570c"/>
    </style:style>
    <style:style style:name="T13" style:family="text">
      <style:text-properties officeooo:rsid="00130175"/>
    </style:style>
    <style:style style:name="T14" style:family="text">
      <style:text-properties officeooo:rsid="0013d8d3"/>
    </style:style>
    <style:style style:name="Sect1" style:family="section">
      <style:section-properties style:writing-mode="lr-tb" style:editable="false">
        <style:columns fo:column-count="2">
          <style:column style:rel-width="4960*" fo:start-indent="0in" fo:end-indent="0.2457in"/>
          <style:column style:rel-width="4820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Форма № 6</text:p>
      <text:section text:style-name="Sect1" text:name="Section1">
        <text:p text:style-name="P4">Туристско-спортивный союз России</text:p>
        <text:p text:style-name="P30">Федерация спортивного туризма РФ</text:p>
      </text:section>
      <text:section text:style-name="Sect2" text:name="Section2">
        <text:p text:style-name="P4"/>
        <text:h text:style-name="Heading_20_1" text:outline-level="1">СПРАВКА</text:h>
        <text:p text:style-name="P14">о зачете прохождения туристского спортивного маршрута</text:p>
        <text:p text:style-name="P14"/>
        <text:p text:style-name="P24"><text:span text:style-name="T1">маршрутная книжка № </text:span><text:span text:style-name="T7">1</text:span><text:span text:style-name="T8">1</text:span><text:span text:style-name="T7">/3–</text:span><text:span text:style-name="T10">201</text:span></text:p>
        <text:p text:style-name="Standard"><text:span text:style-name="T2">Выдана туристу </text:span><text:span text:style-name="T5">Вельтищеву Михаилу Николаевичу</text:span></text:p>
        <text:p text:style-name="P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1.1">
            <table:table-cell table:style-name="Table1.A1" office:value-type="string">
              <text:p text:style-name="P7">Год, месяц</text:p>
            </table:table-cell>
            <table:table-cell table:style-name="Table1.A1" office:value-type="string">
              <text:p text:style-name="P7">Район</text:p>
            </table:table-cell>
            <table:table-cell table:style-name="Table1.A1" office:value-type="string">
              <text:p text:style-name="P7">Вид туризма</text:p>
            </table:table-cell>
            <table:table-cell table:style-name="Table1.A1" office:value-type="string">
              <text:p text:style-name="P7">Способ перед.</text:p>
            </table:table-cell>
            <table:table-cell table:style-name="Table1.A1" office:value-type="string">
              <text:p text:style-name="P7">Протяж-ть, км</text:p>
            </table:table-cell>
            <table:table-cell table:style-name="Table1.A1" office:value-type="string">
              <text:p text:style-name="P7">Продолж-ть, дней</text:p>
            </table:table-cell>
            <table:table-cell table:style-name="Table1.A1" office:value-type="string">
              <text:p text:style-name="P7">Кат. сложности</text:p>
            </table:table-cell>
            <table:table-cell table:style-name="Table1.H1" office:value-type="string">
              <text:p text:style-name="P7">Руководство или участие</text:p>
            </table:table-cell>
          </table:table-row>
          <table:table-row table:style-name="Table1.1">
            <table:table-cell table:style-name="Table1.A1" office:value-type="string">
              <text:p text:style-name="P2"><text:span text:style-name="T6">7</text:span><text:span text:style-name="T4">.</text:span><text:span text:style-name="T5">20</text:span><text:span text:style-name="T6">20</text:span></text:p>
            </table:table-cell>
            <table:table-cell table:style-name="Table1.A1" office:value-type="string">
              <text:p text:style-name="P18">Кавказ Центральный, Приэльбрусье</text:p>
            </table:table-cell>
            <table:table-cell table:style-name="Table1.A1" office:value-type="string">
              <text:p text:style-name="P18">горный</text:p>
            </table:table-cell>
            <table:table-cell table:style-name="Table1.A1" office:value-type="string">
              <text:p text:style-name="P18">пешком</text:p>
            </table:table-cell>
            <table:table-cell table:style-name="Table1.A1" office:value-type="string">
              <text:p text:style-name="P44">137</text:p>
            </table:table-cell>
            <table:table-cell table:style-name="Table1.A1" office:value-type="string">
              <text:p text:style-name="P1"><text:span text:style-name="T4">1</text:span><text:span text:style-name="T6">3</text:span></text:p>
            </table:table-cell>
            <table:table-cell table:style-name="Table1.A1" office:value-type="string">
              <text:p text:style-name="P22"><text:span text:style-name="T12">II</text:span></text:p>
            </table:table-cell>
            <table:table-cell table:style-name="Table1.H1" office:value-type="string">
              <text:p text:style-name="P18">руководство</text:p>
            </table:table-cell>
          </table:table-row>
        </table:table>
        <text:p text:style-name="P6">Подробная нитка маршрута с указанием начального, конечного пункта и определяющих кат. сложности препятствий.</text:p>
        <text:p text:style-name="P7"/>
        <text:p>пос. Тырныауз — дол. р. Кумыксу — дол. р. Тырныауз — пер. Тырныауз (1А, 3366) — верх. р. Суарык — пер. Суарык (1A, 3224) — дол. р. Загулла/Джугунтау — дол. р. Кыртык — дол. р. Уллуесенчи — пер. Кыртыкауш (н/к, 3246) — дол. р. Исламчат — пер. Исламчат (н/к, 3163) — верх. р. Каракая-Су — лед. плато Джикаугенкез — пер. Ирикчат (1Б, 3667) — пер. Ирик Восточный/Советский Воин (1Б, 3760) — лед. Восточный Мкяра — пер. Ворута (1А, 3356) — дол. р. Мукал — пер. Сылтран (н/к, 3437) — дол. р. Сылтрансу — пос. Верхний Баксан — дол. р.Адыр-су — дол. р. Джаловчат — пер. Джаловчат (1Б, 3611) —</text:p>
        <text:p>траверс пер. Курмычи (3822) + в. Курмытау (4051) + пер. ВЦСПС (3723) (1Б) —</text:p>
        <text:p>а/л Джантуган — дол. р. Адылсу — пос. Эльбрус — пос. Терскол</text:p>
        <text:p text:style-name="P29"><text:span text:style-name="T3"/></text:p>
        <text:p text:style-name="P17">Препятствия, определяющие категорию сложности маршрута</text:p>
        <table:table table:name="Table37" table:style-name="Table37">
          <table:table-column table:style-name="Table37.A"/>
          <table:table-column table:style-name="Table37.B"/>
          <table:table-column table:style-name="Table37.C"/>
          <table:table-column table:style-name="Table37.D"/>
          <table:table-row table:style-name="Table37.1">
            <table:table-cell table:style-name="Table37.A1" office:value-type="string">
              <text:p text:style-name="P48">Вид препятствия</text:p>
            </table:table-cell>
            <table:table-cell table:style-name="Table37.A1" office:value-type="string">
              <text:p text:style-name="P48">Название</text:p>
            </table:table-cell>
            <table:table-cell table:style-name="Table37.A1" office:value-type="string">
              <text:p text:style-name="P48">Категория трудности</text:p>
            </table:table-cell>
            <table:table-cell table:style-name="Table37.D1" office:value-type="string">
              <text:p text:style-name="P48">Характеристика препятствия</text:p>
            </table:table-cell>
          </table:table-row>
          <table:table-row table:style-name="Table37.1">
            <table:table-cell table:style-name="Table37.A1" office:value-type="string">
              <text:p text:style-name="P56">перевал</text:p>
            </table:table-cell>
            <table:table-cell table:style-name="Table37.A1" office:value-type="string">
              <text:p text:style-name="P56">Тырныауз</text:p>
            </table:table-cell>
            <table:table-cell table:style-name="Table37.A1" office:value-type="string">
              <text:p text:style-name="P56">1А</text:p>
            </table:table-cell>
            <table:table-cell table:style-name="Table37.D1" office:value-type="string">
              <text:p text:style-name="P56">тр-ос</text:p>
            </table:table-cell>
          </table:table-row>
          <table:table-row table:style-name="Table37.1">
            <table:table-cell table:style-name="Table37.A3" office:value-type="string">
              <text:p text:style-name="P56">перевал</text:p>
            </table:table-cell>
            <table:table-cell table:style-name="Table37.A3" office:value-type="string">
              <text:p text:style-name="P56">Суарык</text:p>
            </table:table-cell>
            <table:table-cell table:style-name="Table37.A3" office:value-type="string">
              <text:p text:style-name="P56">1А</text:p>
            </table:table-cell>
            <table:table-cell table:style-name="Table37.D3" office:value-type="string">
              <text:p text:style-name="P56">ос</text:p>
            </table:table-cell>
          </table:table-row>
          <table:table-row table:style-name="Table37.1">
            <table:table-cell table:style-name="Table37.A3" office:value-type="string">
              <text:p text:style-name="P53">перевал</text:p>
            </table:table-cell>
            <table:table-cell table:style-name="Table37.A3" office:value-type="string">
              <text:p text:style-name="P56">Ирикчат</text:p>
            </table:table-cell>
            <table:table-cell table:style-name="Table37.A3" office:value-type="string">
              <text:p text:style-name="P53">1<text:span text:style-name="T13">Б</text:span></text:p>
            </table:table-cell>
            <table:table-cell table:style-name="Table37.D3" office:value-type="string">
              <text:p text:style-name="P53"><text:span text:style-name="T13">сн.-</text:span>ледовый/<text:span text:style-name="T13">ос</text:span></text:p>
            </table:table-cell>
          </table:table-row>
          <table:table-row table:style-name="Table37.1">
            <table:table-cell table:style-name="Table37.A1" office:value-type="string">
              <text:p text:style-name="P53">перевал</text:p>
            </table:table-cell>
            <table:table-cell table:style-name="Table37.A1" office:value-type="string">
              <text:p text:style-name="P56">Ирик Восточный</text:p>
            </table:table-cell>
            <table:table-cell table:style-name="Table37.A1" office:value-type="string">
              <text:p text:style-name="P53">1<text:span text:style-name="T13">Б</text:span></text:p>
            </table:table-cell>
            <table:table-cell table:style-name="Table37.D1" office:value-type="string">
              <text:p text:style-name="P54"><text:span text:style-name="T13">сн.-</text:span>ледовый/<text:span text:style-name="T13">ос</text:span></text:p>
            </table:table-cell>
          </table:table-row>
          <table:table-row table:style-name="Table37.1">
            <table:table-cell table:style-name="Table37.A3" office:value-type="string">
              <text:p text:style-name="P62">перевал</text:p>
            </table:table-cell>
            <table:table-cell table:style-name="Table37.A3" office:value-type="string">
              <text:p text:style-name="P62">Ворута</text:p>
            </table:table-cell>
            <table:table-cell table:style-name="Table37.A3" office:value-type="string">
              <text:p text:style-name="P62">1А</text:p>
            </table:table-cell>
            <table:table-cell table:style-name="Table37.D3" office:value-type="string">
              <text:p text:style-name="P62">ск.-ос</text:p>
            </table:table-cell>
          </table:table-row>
          <table:table-row table:style-name="Table37.1">
            <table:table-cell table:style-name="Table37.A1" office:value-type="string">
              <text:p text:style-name="P56">перевал</text:p>
            </table:table-cell>
            <table:table-cell table:style-name="Table37.A1" office:value-type="string">
              <text:p text:style-name="P56">Джаловчат</text:p>
            </table:table-cell>
            <table:table-cell table:style-name="Table37.A1" office:value-type="string">
              <text:p text:style-name="P53">1<text:span text:style-name="T13">Б</text:span></text:p>
            </table:table-cell>
            <table:table-cell table:style-name="Table37.D1" office:value-type="string">
              <text:p text:style-name="P54"><text:span text:style-name="T13">сн.-</text:span>ледовый/<text:span text:style-name="T13">ск.-ос</text:span></text:p>
            </table:table-cell>
          </table:table-row>
          <table:table-row table:style-name="Table37.1">
            <table:table-cell table:style-name="Table37.A3" office:value-type="string">
              <text:p text:style-name="P56">траверс</text:p>
            </table:table-cell>
            <table:table-cell table:style-name="Table37.A3" office:value-type="string">
              <text:p text:style-name="P56">пер.Курмычи+в.Курмытау+пер. ВЦСПС</text:p>
            </table:table-cell>
            <table:table-cell table:style-name="Table37.A3" office:value-type="string">
              <text:p text:style-name="P58">1<text:span text:style-name="T14">Б</text:span></text:p>
            </table:table-cell>
            <table:table-cell table:style-name="Table37.D3" office:value-type="string">
              <text:p text:style-name="P60">сн-.ледовый/<text:span text:style-name="T13">ск.-ос</text:span></text:p>
            </table:table-cell>
          </table:table-row>
        </table:table>
        <text:p text:style-name="P12">Особые отметки МКК (изменение кат. сл., незачет рук. и т.д.) ____________________________________</text:p>
        <text:p text:style-name="P12">Замечания руководителя о маршруте и участнике группы _________________________________________________</text:p>
        <text:p text:style-name="P12">_________________________________________________________________________________________</text:p>
        <text:p text:style-name="P12">_________________________________________________________________________________________</text:p>
        <text:p text:style-name="P13">_________________________________________________________________________________________</text:p>
        <text:p text:style-name="P13">_________________________________________________________________________________________</text:p>
        <text:p text:style-name="P13">_________________________________________________________________________________________</text:p>
        <text:p text:style-name="P13">_________________________________________________________________________________________</text:p>
        <text:p text:style-name="P13">_________________________________________________________________________________________</text:p>
        <text:p text:style-name="P12"/>
        <text:p text:style-name="P27"><text:span text:style-name="T2">Руководитель ________________ (</text:span><text:span text:style-name="T3">Вельтищев</text:span><text:span text:style-name="T2"> </text:span><text:span text:style-name="T3">М</text:span><text:span text:style-name="T2">. </text:span><text:span text:style-name="T3">Н</text:span><text:span text:style-name="T2">.)<text:tab/><text:tab/>Отметки о сдаче и местонахождении</text:span></text:p>
        <text:p text:style-name="P34">(подпись)<text:tab/><text:tab/>(фамилия)<text:tab/><text:tab/><text:tab/>отчета о походе инв.№ ________ </text:p>
        <text:p text:style-name="P32">в библиотеке ________________ </text:p>
        <text:p text:style-name="P12">Председатель МКК ________________ ( <text:span text:style-name="T12">Зеленцов Д.Ю.</text:span> )<text:tab/>дата ________________</text:p>
        <text:p text:style-name="P36">(подпись)<text:tab/><text:tab/>(фамилия)</text:p>
        <text:p text:style-name="P12"/>
        <text:p text:style-name="P27"><text:span text:style-name="T2">Штамп МКК "________" ________________ 20</text:span><text:span text:style-name="T3">20</text:span><text:span text:style-name="T2">г.</text:span></text:p>
        <text:p text:style-name="P9"/>
        <text:p text:style-name="P39">Форма № 6</text:p>
        <text:section text:style-name="Sect1" text:name="Section3">
          <text:p text:style-name="P5">Туристско-спортивный союз России</text:p>
          <text:p text:style-name="P31">Федерация спортивного туризма РФ</text:p>
        </text:section>
        <text:p text:style-name="P5"/>
        <text:h text:style-name="P73" text:outline-level="1">СПРАВКА</text:h>
        <text:p text:style-name="P51">о зачете прохождения туристского спортивного маршрута</text:p>
        <text:p text:style-name="P51"/>
        <text:p text:style-name="P65"><text:span text:style-name="T1">маршрутная книжка № </text:span><text:span text:style-name="T7">1</text:span><text:span text:style-name="T8">1</text:span><text:span text:style-name="T7">/3–</text:span><text:span text:style-name="T10">201</text:span></text:p>
        <text:p text:style-name="P68"><text:span text:style-name="T2">Выдана туристу </text:span><text:span text:style-name="T5">__________________________________________</text:span></text:p>
        <text:p text:style-name="P4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2.1">
            <table:table-cell table:style-name="Table2.A1" office:value-type="string">
              <text:p text:style-name="P41">Год, месяц</text:p>
            </table:table-cell>
            <table:table-cell table:style-name="Table2.A1" office:value-type="string">
              <text:p text:style-name="P41">Район</text:p>
            </table:table-cell>
            <table:table-cell table:style-name="Table2.A1" office:value-type="string">
              <text:p text:style-name="P41">Вид туризма</text:p>
            </table:table-cell>
            <table:table-cell table:style-name="Table2.A1" office:value-type="string">
              <text:p text:style-name="P41">Способ перед.</text:p>
            </table:table-cell>
            <table:table-cell table:style-name="Table2.A1" office:value-type="string">
              <text:p text:style-name="P41">Протяж-ть, км</text:p>
            </table:table-cell>
            <table:table-cell table:style-name="Table2.A1" office:value-type="string">
              <text:p text:style-name="P41">Продолж-ть, дней</text:p>
            </table:table-cell>
            <table:table-cell table:style-name="Table2.A1" office:value-type="string">
              <text:p text:style-name="P41">Кат. сложности</text:p>
            </table:table-cell>
            <table:table-cell table:style-name="Table2.H1" office:value-type="string">
              <text:p text:style-name="P41">Руководство или участие</text:p>
            </table:table-cell>
          </table:table-row>
          <table:table-row table:style-name="Table2.1">
            <table:table-cell table:style-name="Table2.A1" office:value-type="string">
              <text:p text:style-name="P66"><text:span text:style-name="T6">7</text:span><text:span text:style-name="T4">.</text:span><text:span text:style-name="T5">20</text:span><text:span text:style-name="T6">20</text:span></text:p>
            </table:table-cell>
            <table:table-cell table:style-name="Table2.A1" office:value-type="string">
              <text:p text:style-name="P46">Кавказ Центральный, Приэльбрусье</text:p>
            </table:table-cell>
            <table:table-cell table:style-name="Table2.A1" office:value-type="string">
              <text:p text:style-name="P46">горный</text:p>
            </table:table-cell>
            <table:table-cell table:style-name="Table2.A1" office:value-type="string">
              <text:p text:style-name="P46">пешком</text:p>
            </table:table-cell>
            <table:table-cell table:style-name="Table2.A1" office:value-type="string">
              <text:p text:style-name="P45">137</text:p>
            </table:table-cell>
            <table:table-cell table:style-name="Table2.A1" office:value-type="string">
              <text:p text:style-name="P66"><text:span text:style-name="T4">1</text:span><text:span text:style-name="T6">3</text:span></text:p>
            </table:table-cell>
            <table:table-cell table:style-name="Table2.A1" office:value-type="string">
              <text:p text:style-name="P52"><text:span text:style-name="T12">II</text:span></text:p>
            </table:table-cell>
            <table:table-cell table:style-name="Table2.H1" office:value-type="string">
              <text:p text:style-name="P47">участие</text:p>
            </table:table-cell>
          </table:table-row>
        </table:table>
        <text:p text:style-name="P43">Подробная нитка маршрута с указанием начального, конечного пункта и определяющих кат. сложности препятствий.</text:p>
        <text:p text:style-name="P41"/>
        <text:p text:style-name="P67">пос. Тырныауз — дол. р. Кумыксу — дол. р. Тырныауз — пер. Тырныауз (1А, 3366) — верх. р. Суарык — пер. Суарык (1A, 3224) — дол. р. Загулла/Джугунтау — дол. р. Кыртык — дол. р. Уллуесенчи — пер. Кыртыкауш (н/к, 3246) — дол. р. Исламчат — пер. Исламчат (н/к, 3163) — верх. р. Каракая-Су — лед. плато Джикаугенкез — пер. Ирикчат (1Б, 3667) — пер. Ирик Восточный/Советский Воин (1Б, 3760) — лед. Восточный Мкяра — пер. Ворута (1А, 3356) — дол. р. Мукал — пер. Сылтран (н/к, 3437) — дол. р. Сылтрансу — пос. Верхний Баксан — дол. р.Адыр-су — дол. р. Джаловчат — пер. Джаловчат (1Б, 3611) —</text:p>
        <text:p text:style-name="P67">траверс пер. Курмычи (3822) + в. Курмытау (4051) + пер. ВЦСПС (3723) (1Б) —</text:p>
        <text:p text:style-name="P67">а/л Джантуган — дол. р. Адылсу — пос. Эльбрус — пос. Терскол</text:p>
        <text:p text:style-name="P68"><text:span text:style-name="T3"/></text:p>
        <text:p text:style-name="P50">Препятствия, определяющие категорию сложности маршрута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49">Вид препятствия</text:p>
            </table:table-cell>
            <table:table-cell table:style-name="Table3.A1" office:value-type="string">
              <text:p text:style-name="P49">Название</text:p>
            </table:table-cell>
            <table:table-cell table:style-name="Table3.A1" office:value-type="string">
              <text:p text:style-name="P49">Категория трудности</text:p>
            </table:table-cell>
            <table:table-cell table:style-name="Table3.D1" office:value-type="string">
              <text:p text:style-name="P49">Характеристика препятствия</text:p>
            </table:table-cell>
          </table:table-row>
          <table:table-row table:style-name="Table3.1">
            <table:table-cell table:style-name="Table3.A1" office:value-type="string">
              <text:p text:style-name="P57">перевал</text:p>
            </table:table-cell>
            <table:table-cell table:style-name="Table3.A1" office:value-type="string">
              <text:p text:style-name="P57">Тырныауз</text:p>
            </table:table-cell>
            <table:table-cell table:style-name="Table3.A1" office:value-type="string">
              <text:p text:style-name="P57">1А</text:p>
            </table:table-cell>
            <table:table-cell table:style-name="Table3.D1" office:value-type="string">
              <text:p text:style-name="P57">тр-ос</text:p>
            </table:table-cell>
          </table:table-row>
          <table:table-row table:style-name="Table3.1">
            <table:table-cell table:style-name="Table3.A3" office:value-type="string">
              <text:p text:style-name="P57">перевал</text:p>
            </table:table-cell>
            <table:table-cell table:style-name="Table3.A3" office:value-type="string">
              <text:p text:style-name="P57">Суарык</text:p>
            </table:table-cell>
            <table:table-cell table:style-name="Table3.A3" office:value-type="string">
              <text:p text:style-name="P57">1А</text:p>
            </table:table-cell>
            <table:table-cell table:style-name="Table3.D3" office:value-type="string">
              <text:p text:style-name="P57">ос</text:p>
            </table:table-cell>
          </table:table-row>
          <table:table-row table:style-name="Table3.1">
            <table:table-cell table:style-name="Table3.A3" office:value-type="string">
              <text:p text:style-name="P55">перевал</text:p>
            </table:table-cell>
            <table:table-cell table:style-name="Table3.A3" office:value-type="string">
              <text:p text:style-name="P57">Ирикчат</text:p>
            </table:table-cell>
            <table:table-cell table:style-name="Table3.A3" office:value-type="string">
              <text:p text:style-name="P55">1<text:span text:style-name="T13">Б</text:span></text:p>
            </table:table-cell>
            <table:table-cell table:style-name="Table3.D3" office:value-type="string">
              <text:p text:style-name="P55"><text:span text:style-name="T13">сн.-</text:span>ледовый/<text:span text:style-name="T13">ос</text:span></text:p>
            </table:table-cell>
          </table:table-row>
          <table:table-row table:style-name="Table3.1">
            <table:table-cell table:style-name="Table3.A1" office:value-type="string">
              <text:p text:style-name="P55">перевал</text:p>
            </table:table-cell>
            <table:table-cell table:style-name="Table3.A1" office:value-type="string">
              <text:p text:style-name="P57">Ирик Восточный</text:p>
            </table:table-cell>
            <table:table-cell table:style-name="Table3.A1" office:value-type="string">
              <text:p text:style-name="P55">1<text:span text:style-name="T13">Б</text:span></text:p>
            </table:table-cell>
            <table:table-cell table:style-name="Table3.D1" office:value-type="string">
              <text:p text:style-name="P55"><text:span text:style-name="T13">сн.-</text:span>ледовый/<text:span text:style-name="T13">ос</text:span></text:p>
            </table:table-cell>
          </table:table-row>
          <table:table-row table:style-name="Table3.1">
            <table:table-cell table:style-name="Table3.A3" office:value-type="string">
              <text:p text:style-name="P63">перевал</text:p>
            </table:table-cell>
            <table:table-cell table:style-name="Table3.A3" office:value-type="string">
              <text:p text:style-name="P63">Ворута</text:p>
            </table:table-cell>
            <table:table-cell table:style-name="Table3.A3" office:value-type="string">
              <text:p text:style-name="P63">1А</text:p>
            </table:table-cell>
            <table:table-cell table:style-name="Table3.D3" office:value-type="string">
              <text:p text:style-name="P63">ск.-ос</text:p>
            </table:table-cell>
          </table:table-row>
          <table:table-row table:style-name="Table3.1">
            <table:table-cell table:style-name="Table3.A1" office:value-type="string">
              <text:p text:style-name="P57">перевал</text:p>
            </table:table-cell>
            <table:table-cell table:style-name="Table3.A1" office:value-type="string">
              <text:p text:style-name="P57">Джаловчат</text:p>
            </table:table-cell>
            <table:table-cell table:style-name="Table3.A1" office:value-type="string">
              <text:p text:style-name="P55">1<text:span text:style-name="T13">Б</text:span></text:p>
            </table:table-cell>
            <table:table-cell table:style-name="Table3.D1" office:value-type="string">
              <text:p text:style-name="P55"><text:span text:style-name="T13">сн.-</text:span>ледовый/<text:span text:style-name="T13">ск.-ос</text:span></text:p>
            </table:table-cell>
          </table:table-row>
          <table:table-row table:style-name="Table3.1">
            <table:table-cell table:style-name="Table3.A3" office:value-type="string">
              <text:p text:style-name="P57">траверс</text:p>
            </table:table-cell>
            <table:table-cell table:style-name="Table3.A3" office:value-type="string">
              <text:p text:style-name="P57">пер.Курмычи+в.Курмытау+пер. ВЦСПС</text:p>
            </table:table-cell>
            <table:table-cell table:style-name="Table3.A3" office:value-type="string">
              <text:p text:style-name="P59">1<text:span text:style-name="T14">Б</text:span></text:p>
            </table:table-cell>
            <table:table-cell table:style-name="Table3.D3" office:value-type="string">
              <text:p text:style-name="P61">сн-.ледовый/<text:span text:style-name="T13">ск.-ос</text:span></text:p>
            </table:table-cell>
          </table:table-row>
        </table:table>
        <text:p text:style-name="P43">Особые отметки МКК (изменение кат. сл., незачет рук. и т.д.) ____________________________________</text:p>
        <text:p text:style-name="P43">Замечания руководителя о маршруте и участнике группы _________________________________________________</text:p>
        <text:p text:style-name="P43">_________________________________________________________________________________________</text:p>
        <text:p text:style-name="P43">_________________________________________________________________________________________</text:p>
        <text:p text:style-name="P43">_________________________________________________________________________________________</text:p>
        <text:p text:style-name="P43">_________________________________________________________________________________________</text:p>
        <text:p text:style-name="P43">_________________________________________________________________________________________</text:p>
        <text:p text:style-name="P43">_________________________________________________________________________________________</text:p>
        <text:p text:style-name="P43">_________________________________________________________________________________________</text:p>
        <text:p text:style-name="P43"/>
        <text:p text:style-name="P68"><text:span text:style-name="T2">Руководитель ________________ (</text:span><text:span text:style-name="T3">Вельтищев</text:span><text:span text:style-name="T2"> </text:span><text:span text:style-name="T3">М</text:span><text:span text:style-name="T2">. </text:span><text:span text:style-name="T3">Н</text:span><text:span text:style-name="T2">.)<text:tab/><text:tab/>Отметки о сдаче и местонахождении</text:span></text:p>
        <text:p text:style-name="P70">(подпись)<text:tab/><text:tab/>(фамилия)<text:tab/><text:tab/><text:tab/>отчета о походе инв.№ ________ </text:p>
        <text:p text:style-name="P71">в библиотеке ________________ </text:p>
        <text:p text:style-name="P43">Председатель МКК ________________ ( <text:span text:style-name="T12">Зеленцов Д.Ю.</text:span> )<text:tab/>дата ________________</text:p>
        <text:p text:style-name="P72">(подпись)<text:tab/><text:tab/>(фамилия)</text:p>
        <text:p text:style-name="P43"/>
        <text:p text:style-name="P68"><text:span text:style-name="T2">Штамп МКК "________" ________________ 20</text:span><text:span text:style-name="T3">20</text:span><text:span text:style-name="T2">г.</text:span></text:p>
        <text:p text:style-name="P42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Math TeX Gyre" svg:font-family="'DejaVu Math TeX Gyre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SimSun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4925in" fo:margin-left="0.3937in" fo:margin-right="0.392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45in" fo:margin-bottom="0.4925in" fo:margin-left="0.6898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1"/>
    <style:master-page style:name="Convert_20_3" style:display-name="Convert 3" style:page-layout-name="Mpm2"/>
    <style:master-page style:name="Convert_20_4" style:display-name="Convert 4" style:page-layout-name="Mpm1"/>
    <style:master-page style:name="Convert_20_5" style:display-name="Convert 5" style:page-layout-name="Mpm2"/>
    <style:master-page style:name="Convert_20_6" style:display-name="Convert 6" style:page-layout-name="Mpm1"/>
    <style:master-page style:name="Convert_20_7" style:display-name="Convert 7" style:page-layout-name="Mpm2"/>
    <style:master-page style:name="Convert_20_8" style:display-name="Convert 8" style:page-layout-name="Mpm1"/>
    <style:master-page style:name="Convert_20_9" style:display-name="Convert 9" style:page-layout-name="Mpm2"/>
    <style:master-page style:name="Convert_20_10" style:display-name="Convert 10" style:page-layout-name="Mpm1"/>
    <style:master-page style:name="Convert_20_11" style:display-name="Convert 11" style:page-layout-name="Mpm2"/>
    <style:master-page style:name="Convert_20_12" style:display-name="Convert 12" style:page-layout-name="Mpm1"/>
    <style:master-page style:name="Convert_20_13" style:display-name="Convert 13" style:page-layout-name="Mpm2"/>
    <style:master-page style:name="Convert_20_14" style:display-name="Convert 14" style:page-layout-name="Mpm1"/>
    <style:master-page style:name="Convert_20_15" style:display-name="Convert 15" style:page-layout-name="Mpm2"/>
    <style:master-page style:name="Convert_20_16" style:display-name="Convert 16" style:page-layout-name="Mpm1"/>
    <style:master-page style:name="Convert_20_17" style:display-name="Convert 17" style:page-layout-name="Mpm2"/>
    <style:master-page style:name="Convert_20_18" style:display-name="Convert 18" style:page-layout-name="Mpm1"/>
    <style:master-page style:name="Convert_20_19" style:display-name="Convert 19" style:page-layout-name="Mpm2"/>
    <style:master-page style:name="Convert_20_20" style:display-name="Convert 20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6</dc:title>
    <dc:subject/>
    <meta:keyword/>
    <meta:initial-creator>roman</meta:initial-creator>
    <meta:creation-date>2016-12-13T17:29:00</meta:creation-date>
    <dc:date>2020-12-30T15:03:41.303490909</dc:date>
    <meta:print-date>2020-07-01T22:33:51.459863139</meta:print-date>
    <meta:editing-cycles>35</meta:editing-cycles>
    <meta:editing-duration>PT14H49M36S</meta:editing-duration>
    <meta:generator>LibreOffice/6.0.7.3$Linux_X86_64 LibreOffice_project/00m0$Build-3</meta:generator>
    <meta:document-statistic meta:table-count="4" meta:image-count="0" meta:object-count="0" meta:page-count="2" meta:paragraph-count="150" meta:word-count="550" meta:character-count="5360" meta:non-whitespace-character-count="4890"/>
  </office:meta>
</office:document-meta>
</file>